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98ec5"/>
    </style:style>
    <style:style style:name="P2" style:family="paragraph" style:parent-style-name="Standard">
      <style:paragraph-properties fo:text-align="start" style:justify-single-word="false"/>
      <style:text-properties officeooo:rsid="001e2247" officeooo:paragraph-rsid="001e2247"/>
    </style:style>
    <style:style style:name="P3" style:family="paragraph" style:parent-style-name="Standard">
      <style:paragraph-properties fo:text-align="start" style:justify-single-word="false"/>
      <style:text-properties officeooo:rsid="001e2247" officeooo:paragraph-rsid="002283bf"/>
    </style:style>
    <style:style style:name="P4" style:family="paragraph" style:parent-style-name="Standard">
      <style:paragraph-properties fo:text-align="start" style:justify-single-word="false"/>
      <style:text-properties officeooo:rsid="001f5440" officeooo:paragraph-rsid="001f5440"/>
    </style:style>
    <style:style style:name="P5" style:family="paragraph" style:parent-style-name="Standard">
      <style:paragraph-properties fo:text-align="start" style:justify-single-word="false"/>
      <style:text-properties officeooo:rsid="00211cfa" officeooo:paragraph-rsid="00211cfa"/>
    </style:style>
    <style:style style:name="P6" style:family="paragraph" style:parent-style-name="Standard">
      <style:paragraph-properties fo:text-align="start" style:justify-single-word="false"/>
      <style:text-properties officeooo:rsid="002283bf" officeooo:paragraph-rsid="002283bf"/>
    </style:style>
    <style:style style:name="P7" style:family="paragraph" style:parent-style-name="Standard" style:list-style-name="L7">
      <style:paragraph-properties fo:text-align="start" style:justify-single-word="false"/>
      <style:text-properties officeooo:rsid="001e2247" officeooo:paragraph-rsid="001e2247"/>
    </style:style>
    <style:style style:name="P8" style:family="paragraph" style:parent-style-name="Standard" style:list-style-name="L7">
      <style:paragraph-properties fo:text-align="start" style:justify-single-word="false"/>
      <style:text-properties officeooo:rsid="001e2247" officeooo:paragraph-rsid="002283bf"/>
    </style:style>
    <style:style style:name="P9" style:family="paragraph" style:parent-style-name="Standard">
      <style:paragraph-properties fo:text-align="start" style:justify-single-word="false"/>
      <style:text-properties officeooo:rsid="001e2247" officeooo:paragraph-rsid="001e2247"/>
    </style:style>
    <style:style style:name="P10" style:family="paragraph" style:parent-style-name="Standard" style:list-style-name="L7">
      <style:paragraph-properties fo:text-align="start" style:justify-single-word="false"/>
      <style:text-properties officeooo:rsid="001f5440" officeooo:paragraph-rsid="001f5440"/>
    </style:style>
    <style:style style:name="P11" style:family="paragraph" style:parent-style-name="Standard" style:list-style-name="L7">
      <style:paragraph-properties fo:text-align="start" style:justify-single-word="false"/>
      <style:text-properties officeooo:rsid="00211cfa" officeooo:paragraph-rsid="00211cfa"/>
    </style:style>
    <style:style style:name="P12" style:family="paragraph" style:parent-style-name="Standard" style:list-style-name="L7">
      <style:paragraph-properties fo:text-align="start" style:justify-single-word="false"/>
      <style:text-properties officeooo:rsid="002283bf" officeooo:paragraph-rsid="002283bf"/>
    </style:style>
    <style:style style:name="P13" style:family="paragraph" style:parent-style-name="Standard" style:list-style-name="L7">
      <style:paragraph-properties fo:text-align="start" style:justify-single-word="false"/>
      <style:text-properties officeooo:rsid="0022dec3" officeooo:paragraph-rsid="0022dec3"/>
    </style:style>
    <style:style style:name="P14" style:family="paragraph" style:parent-style-name="Standard" style:list-style-name="L7">
      <style:paragraph-properties fo:text-align="start" style:justify-single-word="false"/>
      <style:text-properties officeooo:rsid="0023fa54" officeooo:paragraph-rsid="0023fa54"/>
    </style:style>
    <style:style style:name="P15" style:family="paragraph" style:parent-style-name="Standard" style:list-style-name="L7">
      <style:paragraph-properties fo:text-align="start" style:justify-single-word="false"/>
      <style:text-properties style:font-name="Liberation Serif1" officeooo:rsid="0023fa54" officeooo:paragraph-rsid="0023fa54"/>
    </style:style>
    <style:style style:name="P16" style:family="paragraph" style:parent-style-name="Standard">
      <style:paragraph-properties fo:text-align="start" style:justify-single-word="false"/>
      <style:text-properties style:font-name="Liberation Serif1" officeooo:rsid="0023fa54" officeooo:paragraph-rsid="0023fa54"/>
    </style:style>
    <style:style style:name="P17" style:family="paragraph" style:parent-style-name="Standard" style:list-style-name="L7">
      <style:paragraph-properties fo:text-align="start" style:justify-single-word="false"/>
      <style:text-properties officeooo:paragraph-rsid="001e2247"/>
    </style:style>
    <style:style style:name="P18" style:family="paragraph" style:parent-style-name="Standard" style:list-style-name="L7">
      <style:paragraph-properties fo:text-align="start" style:justify-single-word="false"/>
      <style:text-properties officeooo:rsid="0025d716" officeooo:paragraph-rsid="0025d716"/>
    </style:style>
    <style:style style:name="P19" style:family="paragraph" style:parent-style-name="Standard">
      <style:paragraph-properties fo:text-align="start" style:justify-single-word="false"/>
      <style:text-properties officeooo:rsid="0025d716" officeooo:paragraph-rsid="0025d716"/>
    </style:style>
    <style:style style:name="P20" style:family="paragraph" style:parent-style-name="Standard">
      <style:paragraph-properties fo:text-align="center" style:justify-single-word="false"/>
      <style:text-properties officeooo:paragraph-rsid="00198ec5"/>
    </style:style>
    <style:style style:name="P21" style:family="paragraph" style:parent-style-name="Standard">
      <style:paragraph-properties fo:text-align="center" style:justify-single-word="false"/>
      <style:text-properties fo:font-style="italic" officeooo:rsid="0025d716" officeooo:paragraph-rsid="0025d716" style:font-style-asian="italic" style:font-style-complex="italic"/>
    </style:style>
    <style:style style:name="P22" style:family="paragraph" style:parent-style-name="Standard" style:list-style-name="L7">
      <style:paragraph-properties fo:text-align="start" style:justify-single-word="false"/>
      <style:text-properties officeooo:rsid="00277c21" officeooo:paragraph-rsid="00277c21"/>
    </style:style>
    <style:style style:name="P23" style:family="paragraph" style:parent-style-name="Standard" style:list-style-name="L7">
      <style:paragraph-properties fo:text-align="start" style:justify-single-word="false"/>
      <style:text-properties officeooo:rsid="002aa5c6" officeooo:paragraph-rsid="002aa5c6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12pt"/>
    </style:style>
    <style:style style:name="T1" style:family="text">
      <style:text-properties style:text-position="super 58%"/>
    </style:style>
    <style:style style:name="T2" style:family="text">
      <style:text-properties officeooo:rsid="001e2247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officeooo:rsid="0025d716"/>
    </style:style>
    <style:style style:name="T6" style:family="text">
      <style:text-properties style:font-name="Liberation Serif1"/>
    </style:style>
    <style:style style:name="T7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2602in" draw:marker-end-width="0.2602in" draw:fill-color="#ffffff" draw:textarea-horizontal-align="justify" draw:textarea-vertical-align="middle" draw:auto-grow-height="false" fo:min-height="0.2417in" fo:min-width="0.3953in" fo:padding-top="0.0201in" fo:padding-bottom="0.0201in" fo:padding-left="0.0201in" fo:padding-right="0.0201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0" draw:style-name="gr1" draw:text-style-name="P25" svg:width="0.8705in" svg:height="0.8705in" svg:x="5.6953in" svg:y="0.9937in">
        <text:p text:style-name="P24"><text:span text:style-name="T7">A <text:s text:c="10"/></text:span></text:p>
        <text:p text:style-name="P24"><text:span text:style-name="T7"/></text:p>
        <text:p text:style-name="P24"><text:span text:style-name="T7">5 m <text:s text:c="21"/></text:span></text:p>
        <text:p text:style-name="P24"><text:span text:style-name="T7"/></text:p>
        <text:p text:style-name="P24"><text:span text:style-name="T7"/></text:p>
        <text:p text:style-name="P24"><text:span text:style-name="T7">5 m</text:span></text:p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text:p text:style-name="P20"><text:span text:style-name="T2">Concept </text:span><text:variable-set text:name="Assignment" office:value-type="float" office:value="0.1" style:data-style-name="N0">0.1</text:variable-set> <text:span text:style-name="T5">Mathematics Background Pre-Inventory</text:span></text:p>
      <text:p text:style-name="P21">NO CALCULATORS ALLOWED!</text:p>
      <text:list xml:id="list4195150563421735057" text:style-name="L7">
        <text:list-item>
          <text:p text:style-name="P17"><text:span text:style-name="T2">Which of the following statements is correct? </text:span></text:p>
          <text:list>
            <text:list-item>
              <text:p text:style-name="P7"><draw:frame draw:style-name="fr2" draw:name="Object1" text:anchor-type="as-char" svg:width="1.7398in" svg:height="0.2075in" draw:z-index="3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</text:list>
        </text:list-item>
      </text:list>
      <text:p text:style-name="P2"/>
      <text:list xml:id="list75058116698123" text:continue-numbering="true" text:style-name="L7">
        <text:list-item>
          <text:list>
            <text:list-item>
              <text:p text:style-name="P7"><draw:frame draw:style-name="fr2" draw:name="Object2" text:anchor-type="as-char" svg:width="1.8165in" svg:height="0.2083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</text:list>
        </text:list-item>
      </text:list>
      <text:p text:style-name="P2"/>
      <text:list xml:id="list75057902389108" text:continue-numbering="true" text:style-name="L7">
        <text:list-item>
          <text:list>
            <text:list-item>
              <text:p text:style-name="P8"><draw:frame draw:style-name="fr2" draw:name="Object4" text:anchor-type="as-char" svg:width="1.889in" svg:height="0.2083in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</text:list>
        </text:list-item>
      </text:list>
      <text:p text:style-name="P3"/>
      <text:list xml:id="list75057844217413" text:continue-numbering="true" text:style-name="L7">
        <text:list-item>
          <text:list>
            <text:list-item>
              <text:p text:style-name="P7"><draw:frame draw:style-name="fr2" draw:name="Object3" text:anchor-type="as-char" svg:width="1.8752in" svg:height="0.2083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ext:list-item>
          </text:list>
        </text:list-item>
      </text:list>
      <text:p text:style-name="P2"/>
      <text:list xml:id="list75057971117879" text:continue-numbering="true" text:style-name="L7">
        <text:list-item>
          <text:p text:style-name="P10">Given the equation <draw:frame draw:style-name="fr2" draw:name="Object5" text:anchor-type="as-char" svg:width="0.548in" svg:height="0.2083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what are the possible values of x?</text:p>
          <text:list>
            <text:list-item>
              <text:p text:style-name="P10">256</text:p>
            </text:list-item>
            <text:list-item>
              <text:p text:style-name="P10"><text:span text:style-name="T3">±</text:span>16</text:p>
            </text:list-item>
            <text:list-item>
              <text:p text:style-name="P10">4</text:p>
            </text:list-item>
            <text:list-item>
              <text:p text:style-name="P10"><text:span text:style-name="T3">±</text:span>2</text:p>
            </text:list-item>
          </text:list>
        </text:list-item>
      </text:list>
      <text:p text:style-name="P4"/>
      <text:list xml:id="list75059105137909" text:continue-numbering="true" text:style-name="L7">
        <text:list-item>
          <text:p text:style-name="P10">Complete the statement – SOH-CAH-</text:p>
          <text:list>
            <text:list-item>
              <text:p text:style-name="P10">ROH</text:p>
            </text:list-item>
            <text:list-item>
              <text:p text:style-name="P10">TOA</text:p>
            </text:list-item>
            <text:list-item>
              <text:p text:style-name="P10">FUS</text:p>
            </text:list-item>
            <text:list-item>
              <text:p text:style-name="P10">DAH</text:p>
            </text:list-item>
          </text:list>
        </text:list-item>
      </text:list>
      <text:p text:style-name="P4"/>
      <text:list xml:id="list75058260796917" text:continue-numbering="true" text:style-name="L7">
        <text:list-item>
          <text:p text:style-name="P11">The central angle where the arc-length along a circle is equal to the radius of the circle is defined as - </text:p>
          <text:list>
            <text:list-item>
              <text:p text:style-name="P11">1 degree</text:p>
            </text:list-item>
            <text:list-item>
              <text:p text:style-name="P11">1 radian</text:p>
            </text:list-item>
            <text:list-item>
              <text:p text:style-name="P11">1 gradian</text:p>
            </text:list-item>
            <text:list-item>
              <text:p text:style-name="P11">1 epistle</text:p>
            </text:list-item>
          </text:list>
        </text:list-item>
      </text:list>
      <text:p text:style-name="P5"/>
      <text:list xml:id="list75058972730772" text:continue-numbering="true" text:style-name="L7">
        <text:list-item>
          <text:p text:style-name="P12">What is <draw:frame draw:style-name="fr2" draw:name="Object6" text:anchor-type="as-char" svg:width="1.3366in" svg:height="0.4535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?</text:p>
          <text:list>
            <text:list-item>
              <text:p text:style-name="P12"><draw:frame draw:style-name="fr2" draw:name="Object9" text:anchor-type="as-char" svg:width="0.5701in" svg:height="0.2083in" draw:z-index="15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ext:list-item>
            <text:list-item>
              <text:p text:style-name="P12"><draw:frame draw:style-name="fr2" draw:name="Object8" text:anchor-type="as-char" svg:width="0.4382in" svg:height="0.2083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  <text:list-item>
              <text:p text:style-name="P12"><draw:frame draw:style-name="fr2" draw:name="Object7" text:anchor-type="as-char" svg:width="0.6417in" svg:height="0.2083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ext:list-item>
            <text:list-item>
              <text:p text:style-name="P12"><draw:frame draw:style-name="fr2" draw:name="Object10" text:anchor-type="as-char" svg:width="0.6953in" svg:height="0.2083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ext:list-item>
          </text:list>
        </text:list-item>
      </text:list>
      <text:p text:style-name="P6"/>
      <text:list xml:id="list75057442383056" text:continue-numbering="true" text:style-name="L7">
        <text:list-item>
          <text:p text:style-name="P13">Given the Equation <draw:frame draw:style-name="fr2" draw:name="Object11" text:anchor-type="as-char" svg:width="0.4744in" svg:height="0.4165in" draw:z-index="13"><draw:object xlink:href="./Object 11" xlink:type="simple" xlink:show="embed" xlink:actuate="onLoad"/><draw:image xlink:href="./ObjectReplacements/Object 11" xlink:type="simple" xlink:show="embed" xlink:actuate="onLoad"/></draw:frame>, what would happen if a and b were both doubled?</text:p>
          <text:list>
            <text:list-item>
              <text:p text:style-name="P13">C would be halved.</text:p>
            </text:list-item>
            <text:list-item>
              <text:p text:style-name="P13">C would remain the same.</text:p>
            </text:list-item>
            <text:list-item>
              <text:p text:style-name="P13">C would be doubled.</text:p>
            </text:list-item>
            <text:list-item>
              <text:p text:style-name="P13">C would be quadrupled. </text:p>
            </text:list-item>
          </text:list>
        </text:list-item>
        <text:list-item>
          <text:p text:style-name="P14"><text:soft-page-break/>In the figure to the right, the angle marked A is most nearly <text:s/>- </text:p>
          <text:list>
            <text:list-item>
              <text:p text:style-name="P14">30<text:span text:style-name="T3">°</text:span></text:p>
            </text:list-item>
            <text:list-item>
              <text:p text:style-name="P14"><text:span text:style-name="T4">45</text:span><text:span text:style-name="T3">°</text:span></text:p>
            </text:list-item>
            <text:list-item>
              <text:p text:style-name="P15">60°</text:p>
            </text:list-item>
            <text:list-item>
              <text:p text:style-name="P15">90°</text:p>
            </text:list-item>
          </text:list>
        </text:list-item>
      </text:list>
      <text:p text:style-name="P16"/>
      <text:list xml:id="list75058892419184" text:continue-numbering="true" text:style-name="L7">
        <text:list-item>
          <text:p text:style-name="P22">Bob runs along a circular path with a radius of 1000m. <text:s/>If he runs halfway around the track, how far did he run?</text:p>
          <text:list>
            <text:list-item>
              <text:p text:style-name="P22">500 m</text:p>
            </text:list-item>
            <text:list-item>
              <text:p text:style-name="P22">500<text:span text:style-name="T3">π m</text:span></text:p>
            </text:list-item>
            <text:list-item>
              <text:p text:style-name="P22">1000 m</text:p>
            </text:list-item>
            <text:list-item>
              <text:p text:style-name="P22">1000<text:span text:style-name="T3">π</text:span> m</text:p>
            </text:list-item>
          </text:list>
        </text:list-item>
      </text:list>
      <text:p text:style-name="P2"/>
      <text:list xml:id="list75057694919723" text:continue-numbering="true" text:style-name="L7">
        <text:list-item>
          <text:p text:style-name="P18">What is <draw:frame draw:style-name="fr2" draw:name="Object12" text:anchor-type="as-char" svg:width="1.8339in" svg:height="0.3937in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? <text:s/></text:p>
        </text:list-item>
      </text:list>
      <text:p text:style-name="P19"/>
      <text:p text:style-name="P19"/>
      <text:p text:style-name="P19"/>
      <text:p text:style-name="P19"/>
      <text:list xml:id="list75058227420784" text:continue-numbering="true" text:style-name="L7">
        <text:list-item>
          <text:p text:style-name="P23">What is <draw:frame draw:style-name="fr2" draw:name="Object13" text:anchor-type="as-char" svg:width="1.8457in" svg:height="0.2008in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?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7"><draw:image xlink:href="Pictures/10000201000000EF00000100C4A4D49B.png" xlink:type="simple" xlink:show="embed" xlink:actuate="onLoad"/></draw:frame> <text:s text:c="20"/>Name:<text:tab/><text:tab/><text:date style:data-style-name="N37" text:date-value="2017-05-18T07:50:57.325322250" text:date-adjust="PT24H00M00S">05/19/17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0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9:24.474634702</meta:creation-date>
    <meta:editing-duration>PT47M50S</meta:editing-duration>
    <meta:editing-cycles>18</meta:editing-cycles>
    <meta:generator>LibreOffice/4.3.7.2$Linux_X86_64 LibreOffice_project/430$Build-2</meta:generator>
    <dc:date>2017-05-18T07:50:57.239546338</dc:date>
    <meta:document-statistic meta:table-count="0" meta:image-count="2" meta:object-count="13" meta:page-count="2" meta:paragraph-count="46" meta:word-count="205" meta:character-count="926" meta:non-whitespace-character-count="757"/>
  </office:meta>
</office:document-meta>
</file>

<file path=Object 1/content.xml><?xml version="1.0" encoding="utf-8"?>
<math xmlns="http://www.w3.org/1998/Math/MathML" display="block">
  <semantics>
    <mrow>
      <mn>6.022</mn>
      <mi>x</mi>
      <mrow>
        <msup>
          <mn>10</mn>
          <mn>15</mn>
        </msup>
        <mo stretchy="false">&gt;</mo>
        <mn>4.075</mn>
      </mrow>
      <mi>x</mi>
      <msup>
        <mn>10</mn>
        <mn>24</mn>
      </msup>
    </mrow>
    <annotation encoding="StarMath 5.0">6.022 x 10^15 &gt; 4.075 x 10^24</annotation>
  </semantics>
</math>
</file>

<file path=Object 10/content.xml><?xml version="1.0" encoding="utf-8"?>
<math xmlns="http://www.w3.org/1998/Math/MathML" display="block">
  <semantics>
    <mrow>
      <mn>1.25</mn>
      <mo stretchy="false">⋅</mo>
      <msup>
        <mn>10</mn>
        <mn>22</mn>
      </msup>
    </mrow>
    <annotation encoding="StarMath 5.0">1.25 cdot 10^22</annotation>
  </semantics>
</math>
</file>

<file path=Object 11/content.xml><?xml version="1.0" encoding="utf-8"?>
<math xmlns="http://www.w3.org/1998/Math/MathML" display="block">
  <semantics>
    <mrow>
      <mfrac>
        <msup>
          <mi>a</mi>
          <mn>2</mn>
        </msup>
        <mi>b</mi>
      </mfrac>
      <mo stretchy="false">=</mo>
      <mi>c</mi>
    </mrow>
    <annotation encoding="StarMath 5.0">a^2 over b = c</annotation>
  </semantics>
</math>
</file>

<file path=Object 12/content.xml><?xml version="1.0" encoding="utf-8"?>
<math xmlns="http://www.w3.org/1998/Math/MathML" display="block">
  <semantics>
    <mfrac>
      <mrow>
        <mn>273</mn>
        <mo stretchy="false">+</mo>
        <mn>273</mn>
        <mo stretchy="false">+</mo>
        <mn>273</mn>
        <mo stretchy="false">+</mo>
        <mn>273</mn>
        <mo stretchy="false">+</mo>
        <mn>273</mn>
      </mrow>
      <mn>5</mn>
    </mfrac>
    <annotation encoding="StarMath 5.0">{273 + 273 +273 +273 +273} over 5</annotation>
  </semantics>
</math>
</file>

<file path=Object 13/content.xml><?xml version="1.0" encoding="utf-8"?>
<math xmlns="http://www.w3.org/1998/Math/MathML" display="block">
  <semantics>
    <mrow>
      <mrow>
        <mo fence="true" stretchy="false">(</mo>
        <mrow>
          <mrow>
            <mn>5</mn>
            <mo stretchy="false">×</mo>
            <mn>27</mn>
          </mrow>
        </mrow>
        <mo fence="true" stretchy="false">)</mo>
      </mrow>
      <mo stretchy="false">+</mo>
      <mrow>
        <mo fence="true" stretchy="false">(</mo>
        <mrow>
          <mrow>
            <mn>5</mn>
            <mo stretchy="false">×</mo>
            <mn>13</mn>
          </mrow>
        </mrow>
        <mo fence="true" stretchy="false">)</mo>
      </mrow>
      <mo stretchy="false">+</mo>
      <mrow>
        <mo fence="true" stretchy="false">(</mo>
        <mrow>
          <mrow>
            <mn>5</mn>
            <mo stretchy="false">×</mo>
            <mn>10</mn>
          </mrow>
        </mrow>
        <mo fence="true" stretchy="false">)</mo>
      </mrow>
    </mrow>
    <annotation encoding="StarMath 5.0">( 5 times 27 ) + (5 times 13) + ( 5 times 10) </annotation>
  </semantics>
</math>
</file>

<file path=Object 2/content.xml><?xml version="1.0" encoding="utf-8"?>
<math xmlns="http://www.w3.org/1998/Math/MathML" display="block">
  <semantics>
    <mrow>
      <mn>6.022</mn>
      <mi>x</mi>
      <mrow>
        <msup>
          <mn>10</mn>
          <mrow>
            <mo stretchy="false">−</mo>
            <mn>15</mn>
          </mrow>
        </msup>
        <mo stretchy="false">&gt;</mo>
        <mn>4.075</mn>
      </mrow>
      <mi>x</mi>
      <msup>
        <mn>10</mn>
        <mn>24</mn>
      </msup>
    </mrow>
    <annotation encoding="StarMath 5.0">6.022 x 10^-15 &gt; 4.075 x 10^24</annotation>
  </semantics>
</math>
</file>

<file path=Object 3/content.xml><?xml version="1.0" encoding="utf-8"?>
<math xmlns="http://www.w3.org/1998/Math/MathML" display="block">
  <semantics>
    <mrow>
      <mrow>
        <mo stretchy="false">−</mo>
        <mn>6.022</mn>
      </mrow>
      <mi>x</mi>
      <mrow>
        <msup>
          <mn>10</mn>
          <mn>15</mn>
        </msup>
        <mo stretchy="false">&gt;</mo>
        <mn>4.075</mn>
      </mrow>
      <mi>x</mi>
      <msup>
        <mn>10</mn>
        <mn>24</mn>
      </msup>
    </mrow>
    <annotation encoding="StarMath 5.0">-6.022 x 10^15 &gt; 4.075 x 10^24</annotation>
  </semantics>
</math>
</file>

<file path=Object 4/content.xml><?xml version="1.0" encoding="utf-8"?>
<math xmlns="http://www.w3.org/1998/Math/MathML" display="block">
  <semantics>
    <mrow>
      <mn>6.022</mn>
      <mi>x</mi>
      <mrow>
        <msup>
          <mn>10</mn>
          <mrow>
            <mo stretchy="false">−</mo>
            <mn>15</mn>
          </mrow>
        </msup>
        <mo stretchy="false">&gt;</mo>
        <mn>4.075</mn>
      </mrow>
      <mi>x</mi>
      <msup>
        <mn>10</mn>
        <mrow>
          <mo stretchy="false">−</mo>
          <mn>24</mn>
        </mrow>
      </msup>
    </mrow>
    <annotation encoding="StarMath 5.0">6.022 x 10^-15 &gt; 4.075 x 10^-24</annotation>
  </semantics>
</math>
</file>

<file path=Object 5/content.xml><?xml version="1.0" encoding="utf-8"?>
<math xmlns="http://www.w3.org/1998/Math/MathML" display="block">
  <semantics>
    <mrow>
      <mn>2</mn>
      <mrow>
        <msup>
          <mi>x</mi>
          <mn>2</mn>
        </msup>
        <mo stretchy="false">=</mo>
        <mn>8</mn>
      </mrow>
    </mrow>
    <annotation encoding="StarMath 5.0">2x^2 = 8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o stretchy="false">−</mo>
                <mn>6</mn>
              </mrow>
              <mo stretchy="false">⋅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⋅</mo>
              <msup>
                <mn>10</mn>
                <mn>4</mn>
              </msup>
            </mrow>
          </mrow>
          <mo fence="true" stretchy="false">)</mo>
        </mrow>
      </mrow>
      <mrow>
        <mn>8</mn>
        <mo stretchy="false">⋅</mo>
        <msup>
          <mn>10</mn>
          <mn>12</mn>
        </msup>
      </mrow>
    </mfrac>
    <annotation encoding="StarMath 5.0">{(-6 cdot 10^5) times (4 cdot 10^4)} over { 8 cdot 10 ^12}</annotation>
  </semantics>
</math>
</file>

<file path=Object 7/content.xml><?xml version="1.0" encoding="utf-8"?>
<math xmlns="http://www.w3.org/1998/Math/MathML" display="block">
  <semantics>
    <mrow>
      <mrow>
        <mo stretchy="false">−</mo>
        <mn>3</mn>
      </mrow>
      <mo stretchy="false">⋅</mo>
      <msup>
        <mn>10</mn>
        <mrow>
          <mo stretchy="false">−</mo>
          <mn>3</mn>
        </mrow>
      </msup>
    </mrow>
    <annotation encoding="StarMath 5.0">-3 cdot 10^-3</annotation>
  </semantics>
</math>
</file>

<file path=Object 8/content.xml><?xml version="1.0" encoding="utf-8"?>
<math xmlns="http://www.w3.org/1998/Math/MathML" display="block">
  <semantics>
    <mrow>
      <mn>3</mn>
      <mo stretchy="false">⋅</mo>
      <msup>
        <mn>10</mn>
        <mn>3</mn>
      </msup>
    </mrow>
    <annotation encoding="StarMath 5.0">3 cdot 10^3</annotation>
  </semantics>
</math>
</file>

<file path=Object 9/content.xml><?xml version="1.0" encoding="utf-8"?>
<math xmlns="http://www.w3.org/1998/Math/MathML" display="block">
  <semantics>
    <mrow>
      <mrow>
        <mo stretchy="false">−</mo>
        <mn>3</mn>
      </mrow>
      <mo stretchy="false">⋅</mo>
      <msup>
        <mn>10</mn>
        <mn>8</mn>
      </msup>
    </mrow>
    <annotation encoding="StarMath 5.0">-3 cdot 10^8</annotation>
  </semantics>
</math>
</file>